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1b6b" officeooo:paragraph-rsid="00001b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Python 7.9.0 -- An enhanced Interactive Python.</text:p>
      <text:p text:style-name="P1"/>
      <text:p text:style-name="P1">from __future__ import absolute_import</text:p>
      <text:p text:style-name="P1">from __future__ import division</text:p>
      <text:p text:style-name="P1">from __future__ import print_function</text:p>
      <text:p text:style-name="P1"/>
      <text:p text:style-name="P1"/>
      <text:p text:style-name="P1"/>
      <text:p text:style-name="P1">import edward as ed</text:p>
      <text:p text:style-name="P1">import tensorflow as tf</text:p>
      <text:p text:style-name="P1">import numpy as np</text:p>
      <text:p text:style-name="P1">import matplotlib.pyplot as plt</text:p>
      <text:p text:style-name="P1">from edward.models import Normal</text:p>
      <text:p text:style-name="P1"/>
      <text:p text:style-name="P1">ed.set_seed(42)</text:p>
      <text:p text:style-name="P1"/>
      <text:p text:style-name="P1">W = Normal(loc=tf.zeros([1, 2]), scale=tf.ones([1, 2]))</text:p>
      <text:p text:style-name="P1"/>
      <text:p text:style-name="P1">sess = ed.get_session()</text:p>
      <text:p text:style-name="P1"/>
      <text:p text:style-name="P1">tf.global_variables_initializer().run()</text:p>
      <text:p text:style-name="P1"/>
      <text:p text:style-name="P1">W_2 = Normal(loc=tf.zeros([5, 2]), scale=tf.ones([5, 2]))</text:p>
      <text:p text:style-name="P1"/>
      <text:p text:style-name="P1">out_1 = sess.run(W)</text:p>
      <text:p text:style-name="P1"/>
      <text:p text:style-name="P1">out_2 = sess.run(W_2)</text:p>
      <text:p text:style-name="P1"/>
      <text:p text:style-name="P1">squa_2 = tf.square(out_2)</text:p>
      <text:p text:style-name="P1"/>
      <text:p text:style-name="P1">sess.run(squa_2)</text:p>
      <text:p text:style-name="P1">Out[10]: </text:p>
      <text:p text:style-name="P1">array([[1.4623648 , 0.46629447],</text:p>
      <text:p text:style-name="P1"><text:s text:c="7"/>[0.24706495, 0.29212362],</text:p>
      <text:p text:style-name="P1"><text:s text:c="7"/>[0.10622681, 0.00931429],</text:p>
      <text:p text:style-name="P1"><text:s text:c="7"/>[0.14555417, 0.68768775],</text:p>
      <text:p text:style-name="P1"><text:s text:c="7"/>[0.9727178 , 0.007096 <text:s/>]], dtype=float32)</text:p>
      <text:p text:style-name="P1"/>
      <text:p text:style-name="P1">squa_2 = sess.run(squa_2)</text:p>
      <text:p text:style-name="P1"/>
      <text:p text:style-name="P1">t2 = [[2,3,4],[4,5,6]]</text:p>
      <text:p text:style-name="P1"/>
      <text:p text:style-name="P1">t1 = [[7,8,9],[10,11,12]]</text:p>
      <text:p text:style-name="P1"/>
      <text:p text:style-name="P1">t3 = tf.concat(0,[t1,t2])</text:p>
      <text:p text:style-name="P1">Traceback (most recent call last):</text:p>
      <text:p text:style-name="P1"/>
      <text:p text:style-name="P1"><text:s text:c="2"/>File "&lt;ipython-input-14-e7ebaf179155&gt;", line 1, in &lt;module&gt;</text:p>
      <text:p text:style-name="P1"><text:s text:c="4"/>t3 = tf.concat(0,[t1,t2])</text:p>
      <text:p text:style-name="P1"/>
      <text:p text:style-name="P1"><text:s text:c="2"/>File "/home/peng/anaconda3/envs/py35edward/lib/python3.5/site-packages/tensorflow/python/ops/array_ops.py", line 1128, in concat</text:p>
      <text:p text:style-name="P1"><text:soft-page-break/><text:s text:c="4"/>tensor_shape.scalar())</text:p>
      <text:p text:style-name="P1"/>
      <text:p text:style-name="P1"><text:s text:c="2"/>File "/home/peng/anaconda3/envs/py35edward/lib/python3.5/site-packages/tensorflow/python/framework/tensor_shape.py", line 753, in assert_is_compatible_with</text:p>
      <text:p text:style-name="P1"><text:s text:c="4"/>raise ValueError("Shapes %s and %s are incompatible" % (self, other))</text:p>
      <text:p text:style-name="P1"/>
      <text:p text:style-name="P1">ValueError: Shapes (2, 2, 3) and () are incompatible</text:p>
      <text:p text:style-name="P1"/>
      <text:p text:style-name="P1"/>
      <text:p text:style-name="P1"/>
      <text:p text:style-name="P1"/>
      <text:p text:style-name="P1">sigmaB_0 = tf.constant([1,2])</text:p>
      <text:p text:style-name="P1"/>
      <text:p text:style-name="P1">sigmaW_0 = tf.constant([2,3])</text:p>
      <text:p text:style-name="P1"/>
      <text:p text:style-name="P1">x = tf.constant([[5],[6],[7],[8]])</text:p>
      <text:p text:style-name="P1"/>
      <text:p text:style-name="P1">meanLayer_0 = tf.matmul(x,sigmaW_0)</text:p>
      <text:p text:style-name="P1">Traceback (most recent call last):</text:p>
      <text:p text:style-name="P1"/>
      <text:p text:style-name="P1"><text:s text:c="2"/>File "&lt;ipython-input-18-b25665dc60c4&gt;", line 1, in &lt;module&gt;</text:p>
      <text:p text:style-name="P1"><text:s text:c="4"/>meanLayer_0 = tf.matmul(x,sigmaW_0)</text:p>
      <text:p text:style-name="P1"/>
      <text:p text:style-name="P1"><text:s text:c="2"/>File "/home/peng/anaconda3/envs/py35edward/lib/python3.5/site-packages/tensorflow/python/ops/math_ops.py", line 2022, in matmul</text:p>
      <text:p text:style-name="P1"><text:s text:c="4"/>a, b, transpose_a=transpose_a, transpose_b=transpose_b, name=name)</text:p>
      <text:p text:style-name="P1"/>
      <text:p text:style-name="P1"><text:s text:c="2"/>File "/home/peng/anaconda3/envs/py35edward/lib/python3.5/site-packages/tensorflow/python/ops/gen_math_ops.py", line 2516, in _mat_mul</text:p>
      <text:p text:style-name="P1"><text:s text:c="4"/>name=name)</text:p>
      <text:p text:style-name="P1"/>
      <text:p text:style-name="P1"><text:s text:c="2"/>File "/home/peng/anaconda3/envs/py35edward/lib/python3.5/site-packages/tensorflow/python/framework/op_def_library.py", line 787, in _apply_op_helper</text:p>
      <text:p text:style-name="P1"><text:s text:c="4"/>op_def=op_def)</text:p>
      <text:p text:style-name="P1"/>
      <text:p text:style-name="P1"><text:s text:c="2"/>File "/home/peng/anaconda3/envs/py35edward/lib/python3.5/site-packages/tensorflow/python/framework/ops.py", line 3162, in create_op</text:p>
      <text:p text:style-name="P1"><text:s text:c="4"/>compute_device=compute_device)</text:p>
      <text:p text:style-name="P1"/>
      <text:p text:style-name="P1"><text:s text:c="2"/>File "/home/peng/anaconda3/envs/py35edward/lib/python3.5/site-packages/tensorflow/python/framework/ops.py", line 3208, in _create_op_helper</text:p>
      <text:p text:style-name="P1"><text:s text:c="4"/>set_shapes_for_outputs(op)</text:p>
      <text:p text:style-name="P1"/>
      <text:p text:style-name="P1"><text:s text:c="2"/>File "/home/peng/anaconda3/envs/py35edward/lib/python3.5/site-packages/tensorflow/python/framework/ops.py", line 2427, in set_shapes_for_outputs</text:p>
      <text:p text:style-name="P1"><text:s text:c="4"/>return _set_shapes_for_outputs(op)</text:p>
      <text:p text:style-name="P1"/>
      <text:p text:style-name="P1"><text:s text:c="2"/>File "/home/peng/anaconda3/envs/py35edward/lib/python3.5/site-packages/tensorflow/python/framework/ops.py", line 2400, in _set_shapes_for_outputs</text:p>
      <text:p text:style-name="P1"><text:s text:c="4"/>shapes = shape_func(op)</text:p>
      <text:p text:style-name="P1"/>
      <text:p text:style-name="P1"><text:soft-page-break/><text:s text:c="2"/>File "/home/peng/anaconda3/envs/py35edward/lib/python3.5/site-packages/tensorflow/python/framework/ops.py", line 2330, in call_with_requiring</text:p>
      <text:p text:style-name="P1"><text:s text:c="4"/>return call_cpp_shape_fn(op, require_shape_fn=True)</text:p>
      <text:p text:style-name="P1"/>
      <text:p text:style-name="P1"><text:s text:c="2"/>File "/home/peng/anaconda3/envs/py35edward/lib/python3.5/site-packages/tensorflow/python/framework/common_shapes.py", line 627, in call_cpp_shape_fn</text:p>
      <text:p text:style-name="P1"><text:s text:c="4"/>require_shape_fn)</text:p>
      <text:p text:style-name="P1"/>
      <text:p text:style-name="P1"><text:s text:c="2"/>File "/home/peng/anaconda3/envs/py35edward/lib/python3.5/site-packages/tensorflow/python/framework/common_shapes.py", line 691, in _call_cpp_shape_fn_impl</text:p>
      <text:p text:style-name="P1"><text:s text:c="4"/>raise ValueError(err.message)</text:p>
      <text:p text:style-name="P1"/>
      <text:p text:style-name="P1">ValueError: Shape must be rank 2 but is rank 1 for 'MatMul' (op: 'MatMul') with input shapes: [4,1], [2].</text:p>
      <text:p text:style-name="P1"/>
      <text:p text:style-name="P1"/>
      <text:p text:style-name="P1"/>
      <text:p text:style-name="P1"/>
      <text:p text:style-name="P1">sess.run(x)</text:p>
      <text:p text:style-name="P1">Out[19]: </text:p>
      <text:p text:style-name="P1">array([[5],</text:p>
      <text:p text:style-name="P1"><text:s text:c="7"/>[6],</text:p>
      <text:p text:style-name="P1"><text:s text:c="7"/>[7],</text:p>
      <text:p text:style-name="P1"><text:s text:c="7"/>[8]], dtype=int32)</text:p>
      <text:p text:style-name="P1"/>
      <text:p text:style-name="P1">x = sess.run(x)</text:p>
      <text:p text:style-name="P1"/>
      <text:p text:style-name="P1">sigmaW_0 = sess.run(sigmaW_0)</text:p>
      <text:p text:style-name="P1"/>
      <text:p text:style-name="P1">sigmaW_0 = tf.constant([[2,3]])</text:p>
      <text:p text:style-name="P1"/>
      <text:p text:style-name="P1">sigmaB_0 = tf.constant([[1,2]])</text:p>
      <text:p text:style-name="P1"/>
      <text:p text:style-name="P1">sigmaW_0 = sess.run(sigmaW_0)</text:p>
      <text:p text:style-name="P1"/>
      <text:p text:style-name="P1">meanLayer_0 = tf.matmul(x,sigmaW_0)</text:p>
      <text:p text:style-name="P1"/>
      <text:p text:style-name="P1">meanLayer_0 = sess.run(meanLayer_0)</text:p>
      <text:p text:style-name="P1"/>
      <text:p text:style-name="P1">meanSum = tf.matmul(x,sigmaW_0) + sigmaB_0</text:p>
      <text:p text:style-name="P1"/>
      <text:p text:style-name="P1">Sum = meanSum.eval()</text:p>
      <text:p text:style-name="P1"/>
      <text:p text:style-name="P1">row = mwanSun(:,1)</text:p>
      <text:p text:style-name="P1"><text:s text:c="2"/>File "&lt;ipython-input-29-f2756b09aa68&gt;", line 1</text:p>
      <text:p text:style-name="P1"><text:s text:c="4"/>row = mwanSun(:,1)</text:p>
      <text:p text:style-name="P1"><text:s text:c="18"/>^</text:p>
      <text:p text:style-name="P1">SyntaxError: invalid syntax</text:p>
      <text:p text:style-name="P1"/>
      <text:p text:style-name="P1"/>
      <text:p text:style-name="P1"/>
      <text:p text:style-name="P1"/>
      <text:p text:style-name="P1"><text:soft-page-break/>row = mwanSun([:,1])</text:p>
      <text:p text:style-name="P1"><text:s text:c="2"/>File "&lt;ipython-input-30-f7df1ed14c67&gt;", line 1</text:p>
      <text:p text:style-name="P1"><text:s text:c="4"/>row = mwanSun([:,1])</text:p>
      <text:p text:style-name="P1"><text:s text:c="19"/>^</text:p>
      <text:p text:style-name="P1">SyntaxError: invalid syntax</text:p>
      <text:p text:style-name="P1"/>
      <text:p text:style-name="P1"/>
      <text:p text:style-name="P1"/>
      <text:p text:style-name="P1"/>
      <text:p text:style-name="P1">row = mwanSun[:,1]</text:p>
      <text:p text:style-name="P1">Traceback (most recent call last):</text:p>
      <text:p text:style-name="P1"/>
      <text:p text:style-name="P1"><text:s text:c="2"/>File "&lt;ipython-input-31-c558c3fb8ef7&gt;", line 1, in &lt;module&gt;</text:p>
      <text:p text:style-name="P1"><text:s text:c="4"/>row = mwanSun[:,1]</text:p>
      <text:p text:style-name="P1"/>
      <text:p text:style-name="P1">NameError: name 'mwanSun' is not defined</text:p>
      <text:p text:style-name="P1"/>
      <text:p text:style-name="P1"/>
      <text:p text:style-name="P1"/>
      <text:p text:style-name="P1"/>
      <text:p text:style-name="P1">row = meanSum[:,1]</text:p>
      <text:p text:style-name="P1"/>
      <text:p text:style-name="P1">row1 = row.eval()</text:p>
      <text:p text:style-name="P1"/>
      <text:p text:style-name="P1">mult = tf.matmul(row, sigmaB_0)</text:p>
      <text:p text:style-name="P1">Traceback (most recent call last):</text:p>
      <text:p text:style-name="P1"/>
      <text:p text:style-name="P1"><text:s text:c="2"/>File "&lt;ipython-input-34-2206b96d8b3b&gt;", line 1, in &lt;module&gt;</text:p>
      <text:p text:style-name="P1"><text:s text:c="4"/>mult = tf.matmul(row, sigmaB_0)</text:p>
      <text:p text:style-name="P1"/>
      <text:p text:style-name="P1"><text:s text:c="2"/>File "/home/peng/anaconda3/envs/py35edward/lib/python3.5/site-packages/tensorflow/python/ops/math_ops.py", line 2022, in matmul</text:p>
      <text:p text:style-name="P1"><text:s text:c="4"/>a, b, transpose_a=transpose_a, transpose_b=transpose_b, name=name)</text:p>
      <text:p text:style-name="P1"/>
      <text:p text:style-name="P1"><text:s text:c="2"/>File "/home/peng/anaconda3/envs/py35edward/lib/python3.5/site-packages/tensorflow/python/ops/gen_math_ops.py", line 2516, in _mat_mul</text:p>
      <text:p text:style-name="P1"><text:s text:c="4"/>name=name)</text:p>
      <text:p text:style-name="P1"/>
      <text:p text:style-name="P1"><text:s text:c="2"/>File "/home/peng/anaconda3/envs/py35edward/lib/python3.5/site-packages/tensorflow/python/framework/op_def_library.py", line 787, in _apply_op_helper</text:p>
      <text:p text:style-name="P1"><text:s text:c="4"/>op_def=op_def)</text:p>
      <text:p text:style-name="P1"/>
      <text:p text:style-name="P1"><text:s text:c="2"/>File "/home/peng/anaconda3/envs/py35edward/lib/python3.5/site-packages/tensorflow/python/framework/ops.py", line 3162, in create_op</text:p>
      <text:p text:style-name="P1"><text:s text:c="4"/>compute_device=compute_device)</text:p>
      <text:p text:style-name="P1"/>
      <text:p text:style-name="P1"><text:s text:c="2"/>File "/home/peng/anaconda3/envs/py35edward/lib/python3.5/site-packages/tensorflow/python/framework/ops.py", line 3208, in _create_op_helper</text:p>
      <text:p text:style-name="P1"><text:s text:c="4"/>set_shapes_for_outputs(op)</text:p>
      <text:p text:style-name="P1"/>
      <text:p text:style-name="P1"><text:s text:c="2"/>File "/home/peng/anaconda3/envs/py35edward/lib/python3.5/site-packages/tensorflow/python/framework/ops.py", line 2427, in set_shapes_for_outputs</text:p>
      <text:p text:style-name="P1"><text:soft-page-break/><text:s text:c="4"/>return _set_shapes_for_outputs(op)</text:p>
      <text:p text:style-name="P1"/>
      <text:p text:style-name="P1"><text:s text:c="2"/>File "/home/peng/anaconda3/envs/py35edward/lib/python3.5/site-packages/tensorflow/python/framework/ops.py", line 2400, in _set_shapes_for_outputs</text:p>
      <text:p text:style-name="P1"><text:s text:c="4"/>shapes = shape_func(op)</text:p>
      <text:p text:style-name="P1"/>
      <text:p text:style-name="P1"><text:s text:c="2"/>File "/home/peng/anaconda3/envs/py35edward/lib/python3.5/site-packages/tensorflow/python/framework/ops.py", line 2330, in call_with_requiring</text:p>
      <text:p text:style-name="P1"><text:s text:c="4"/>return call_cpp_shape_fn(op, require_shape_fn=True)</text:p>
      <text:p text:style-name="P1"/>
      <text:p text:style-name="P1"><text:s text:c="2"/>File "/home/peng/anaconda3/envs/py35edward/lib/python3.5/site-packages/tensorflow/python/framework/common_shapes.py", line 627, in call_cpp_shape_fn</text:p>
      <text:p text:style-name="P1"><text:s text:c="4"/>require_shape_fn)</text:p>
      <text:p text:style-name="P1"/>
      <text:p text:style-name="P1"><text:s text:c="2"/>File "/home/peng/anaconda3/envs/py35edward/lib/python3.5/site-packages/tensorflow/python/framework/common_shapes.py", line 691, in _call_cpp_shape_fn_impl</text:p>
      <text:p text:style-name="P1"><text:s text:c="4"/>raise ValueError(err.message)</text:p>
      <text:p text:style-name="P1"/>
      <text:p text:style-name="P1">ValueError: Shape must be rank 2 but is rank 1 for 'MatMul_3' (op: 'MatMul') with input shapes: [4], [1,2].</text:p>
      <text:p text:style-name="P1"/>
      <text:p text:style-name="P1"/>
      <text:p text:style-name="P1"/>
      <text:p text:style-name="P1"/>
      <text:p text:style-name="P1">row1.size()</text:p>
      <text:p text:style-name="P1">Traceback (most recent call last):</text:p>
      <text:p text:style-name="P1"/>
      <text:p text:style-name="P1"><text:s text:c="2"/>File "&lt;ipython-input-35-a441167622c8&gt;", line 1, in &lt;module&gt;</text:p>
      <text:p text:style-name="P1"><text:s text:c="4"/>row1.size()</text:p>
      <text:p text:style-name="P1"/>
      <text:p text:style-name="P1">TypeError: 'int' object is not callable</text:p>
      <text:p text:style-name="P1"/>
      <text:p text:style-name="P1"/>
      <text:p text:style-name="P1"/>
      <text:p text:style-name="P1"/>
      <text:p text:style-name="P1">np.size(row1)</text:p>
      <text:p text:style-name="P1">Out[36]: 4</text:p>
      <text:p text:style-name="P1"/>
      <text:p text:style-name="P1">meanL = tf.matmul(x,sigmaW_0)</text:p>
      <text:p text:style-name="P1"/>
      <text:p text:style-name="P1">concatL = tf.concat(1,[meanL[:,1], meanL[:,1]])</text:p>
      <text:p text:style-name="P1">Traceback (most recent call last):</text:p>
      <text:p text:style-name="P1"/>
      <text:p text:style-name="P1"><text:s text:c="2"/>File "&lt;ipython-input-38-022c316777c6&gt;", line 1, in &lt;module&gt;</text:p>
      <text:p text:style-name="P1"><text:s text:c="4"/>concatL = tf.concat(1,[meanL[:,1], meanL[:,1]])</text:p>
      <text:p text:style-name="P1"/>
      <text:p text:style-name="P1"><text:s text:c="2"/>File "/home/peng/anaconda3/envs/py35edward/lib/python3.5/site-packages/tensorflow/python/ops/array_ops.py", line 1128, in concat</text:p>
      <text:p text:style-name="P1"><text:s text:c="4"/>tensor_shape.scalar())</text:p>
      <text:p text:style-name="P1"/>
      <text:p text:style-name="P1"><text:s text:c="2"/>File "/home/peng/anaconda3/envs/py35edward/lib/python3.5/site-packages/tensorflow/python/framework/tensor_shape.py", line 753, in assert_is_compatible_with</text:p>
      <text:p text:style-name="P1"><text:soft-page-break/><text:s text:c="4"/>raise ValueError("Shapes %s and %s are incompatible" % (self, other))</text:p>
      <text:p text:style-name="P1"/>
      <text:p text:style-name="P1">ValueError: Shapes (2, 4) and () are incompatible</text:p>
      <text:p text:style-name="P1"/>
      <text:p text:style-name="P1"/>
      <text:p text:style-name="P1"/>
      <text:p text:style-name="P1"/>
      <text:p text:style-name="P1">concatL = tf.concat([meanL[:,1], meanL[:,1]],1)</text:p>
      <text:p text:style-name="P1">Traceback (most recent call last):</text:p>
      <text:p text:style-name="P1"/>
      <text:p text:style-name="P1"><text:s text:c="2"/>File "&lt;ipython-input-39-0c3c0d3100b7&gt;", line 1, in &lt;module&gt;</text:p>
      <text:p text:style-name="P1"><text:s text:c="4"/>concatL = tf.concat([meanL[:,1], meanL[:,1]],1)</text:p>
      <text:p text:style-name="P1"/>
      <text:p text:style-name="P1"><text:s text:c="2"/>File "/home/peng/anaconda3/envs/py35edward/lib/python3.5/site-packages/tensorflow/python/ops/array_ops.py", line 1130, in concat</text:p>
      <text:p text:style-name="P1"><text:s text:c="4"/>return gen_array_ops._concat_v2(values=values, axis=axis, name=name)</text:p>
      <text:p text:style-name="P1"/>
      <text:p text:style-name="P1"><text:s text:c="2"/>File "/home/peng/anaconda3/envs/py35edward/lib/python3.5/site-packages/tensorflow/python/ops/gen_array_ops.py", line 700, in _concat_v2</text:p>
      <text:p text:style-name="P1"><text:s text:c="4"/>"ConcatV2", values=values, axis=axis, name=name)</text:p>
      <text:p text:style-name="P1"/>
      <text:p text:style-name="P1"><text:s text:c="2"/>File "/home/peng/anaconda3/envs/py35edward/lib/python3.5/site-packages/tensorflow/python/framework/op_def_library.py", line 787, in _apply_op_helper</text:p>
      <text:p text:style-name="P1"><text:s text:c="4"/>op_def=op_def)</text:p>
      <text:p text:style-name="P1"/>
      <text:p text:style-name="P1"><text:s text:c="2"/>File "/home/peng/anaconda3/envs/py35edward/lib/python3.5/site-packages/tensorflow/python/framework/ops.py", line 3162, in create_op</text:p>
      <text:p text:style-name="P1"><text:s text:c="4"/>compute_device=compute_device)</text:p>
      <text:p text:style-name="P1"/>
      <text:p text:style-name="P1"><text:s text:c="2"/>File "/home/peng/anaconda3/envs/py35edward/lib/python3.5/site-packages/tensorflow/python/framework/ops.py", line 3208, in _create_op_helper</text:p>
      <text:p text:style-name="P1"><text:s text:c="4"/>set_shapes_for_outputs(op)</text:p>
      <text:p text:style-name="P1"/>
      <text:p text:style-name="P1"><text:s text:c="2"/>File "/home/peng/anaconda3/envs/py35edward/lib/python3.5/site-packages/tensorflow/python/framework/ops.py", line 2427, in set_shapes_for_outputs</text:p>
      <text:p text:style-name="P1"><text:s text:c="4"/>return _set_shapes_for_outputs(op)</text:p>
      <text:p text:style-name="P1"/>
      <text:p text:style-name="P1"><text:s text:c="2"/>File "/home/peng/anaconda3/envs/py35edward/lib/python3.5/site-packages/tensorflow/python/framework/ops.py", line 2400, in _set_shapes_for_outputs</text:p>
      <text:p text:style-name="P1"><text:s text:c="4"/>shapes = shape_func(op)</text:p>
      <text:p text:style-name="P1"/>
      <text:p text:style-name="P1"><text:s text:c="2"/>File "/home/peng/anaconda3/envs/py35edward/lib/python3.5/site-packages/tensorflow/python/framework/ops.py", line 2330, in call_with_requiring</text:p>
      <text:p text:style-name="P1"><text:s text:c="4"/>return call_cpp_shape_fn(op, require_shape_fn=True)</text:p>
      <text:p text:style-name="P1"/>
      <text:p text:style-name="P1"><text:s text:c="2"/>File "/home/peng/anaconda3/envs/py35edward/lib/python3.5/site-packages/tensorflow/python/framework/common_shapes.py", line 627, in call_cpp_shape_fn</text:p>
      <text:p text:style-name="P1"><text:s text:c="4"/>require_shape_fn)</text:p>
      <text:p text:style-name="P1"/>
      <text:p text:style-name="P1"><text:s text:c="2"/>File "/home/peng/anaconda3/envs/py35edward/lib/python3.5/site-packages/tensorflow/python/framework/common_shapes.py", line 691, in _call_cpp_shape_fn_impl</text:p>
      <text:p text:style-name="P1"><text:s text:c="4"/>raise ValueError(err.message)</text:p>
      <text:p text:style-name="P1"><text:soft-page-break/></text:p>
      <text:p text:style-name="P1">ValueError: Shape must be at least rank 2 but is rank 1 for 'concat_2' (op: 'ConcatV2') with input shapes: [4], [4], [] and with computed input tensors: input[2] = &lt;1&gt;.</text:p>
      <text:p text:style-name="P1"/>
      <text:p text:style-name="P1"/>
      <text:p text:style-name="P1"/>
      <text:p text:style-name="P1"/>
      <text:p text:style-name="P1">concatL = tf.concat([meanL[:,1], meanL[:,1]],0)</text:p>
      <text:p text:style-name="P1"/>
      <text:p text:style-name="P1">cc = concatL.eval()</text:p>
      <text:p text:style-name="P1"/>
      <text:p text:style-name="P1">a = [[1,2],[2,3]]</text:p>
      <text:p text:style-name="P1"/>
      <text:p text:style-name="P1">concatL = tf.concat([meanL[:,1].reshape(4,1), meanL[:,1].reshape(4,1)],0)</text:p>
      <text:p text:style-name="P1">Traceback (most recent call last):</text:p>
      <text:p text:style-name="P1"/>
      <text:p text:style-name="P1"><text:s text:c="2"/>File "&lt;ipython-input-43-3b3f920795b5&gt;", line 1, in &lt;module&gt;</text:p>
      <text:p text:style-name="P1"><text:s text:c="4"/>concatL = tf.concat([meanL[:,1].reshape(4,1), meanL[:,1].reshape(4,1)],0)</text:p>
      <text:p text:style-name="P1"/>
      <text:p text:style-name="P1">AttributeError: 'Tensor' object has no attribute 'reshape'</text:p>
      <text:p text:style-name="P1"/>
      <text:p text:style-name="P1"/>
      <text:p text:style-name="P1"/>
      <text:p text:style-name="P1"/>
      <text:p text:style-name="P1">concatL = tf.concat([tf.reshape(meanL[:,1],[4,1]), tf.reshape(meanL[:,1],[4,1])],0)</text:p>
      <text:p text:style-name="P1"/>
      <text:p text:style-name="P1">cc1 = concatL.eval()</text:p>
      <text:p text:style-name="P1"/>
      <text:p text:style-name="P1">concatL = tf.concat([tf.reshape(meanL[:,1],[4,1]), tf.reshape(meanL[:,1],[4,1])],1)</text:p>
      <text:p text:style-name="P1"/>
      <text:p text:style-name="P1">cc2 = concatL.eval()</text:p>
      <text:p text:style-name="P1"/>
      <text:p text:style-name="P1">aa = meanL[:,1]</text:p>
      <text:p text:style-name="P1"/>
      <text:p text:style-name="P1">tf.size(aa)</text:p>
      <text:p text:style-name="P1">Out[49]: &lt;tf.Tensor 'Size:0' shape=() dtype=int32&gt;</text:p>
      <text:p text:style-name="P1"/>
      <text:p text:style-name="P1">tf.shape(aa)</text:p>
      <text:p text:style-name="P1">Out[50]: &lt;tf.Tensor 'Shape:0' shape=(1,) dtype=int32&gt;</text:p>
      <text:p text:style-name="P1"/>
      <text:p text:style-name="P1">concatL = tf.concat([tf.reshape(meanL[:,1],[tf.size(meanL[:,1]),1]), tf.reshape(meanL[:,1],[4,1])],1)</text:p>
      <text:p text:style-name="P1"/>
      <text:p text:style-name="P1">cc3 = concatL.eval()</text:p>
      <text:p text:style-name="P1"/>
      <text:p text:style-name="P1">dd = Sum[:,0]</text:p>
      <text:p text:style-name="P1"/>
      <text:p text:style-name="P1">dd1 = Sum[:,1]</text:p>
      <text:p text:style-name="P1"/>
      <text:p text:style-name="P1">oo = tf.sqrt(1/pi)</text:p>
      <text:p text:style-name="P1">Traceback (most recent call last):</text:p>
      <text:p text:style-name="P1"/>
      <text:p text:style-name="P1"><text:s text:c="2"/>File "&lt;ipython-input-55-aba883e8649c&gt;", line 1, in &lt;module&gt;</text:p>
      <text:p text:style-name="P1"><text:soft-page-break/><text:s text:c="4"/>oo = tf.sqrt(1/pi)</text:p>
      <text:p text:style-name="P1"/>
      <text:p text:style-name="P1">NameError: name 'pi' is not defined</text:p>
      <text:p text:style-name="P1"/>
      <text:p text:style-name="P1"/>
      <text:p text:style-name="P1"/>
      <text:p text:style-name="P1"/>
      <text:p text:style-name="P1">oo = tf.sqrt(1/np.pi)</text:p>
      <text:p text:style-name="P1"/>
      <text:p text:style-name="P1">oo1 = oo.eval()</text:p>
      <text:p text:style-name="P1"/>
      <text:p text:style-name="P1">kk1 = tf.concat([tf.reshape(meanL[:,1],[tf.size(meanL[:,1]),1]), tf.reshape(meanL[:,1],[4,1])],0)</text:p>
      <text:p text:style-name="P1"/>
      <text:p text:style-name="P1">kk2 = tf.concat([tf.reshape(meanL[:,1],[tf.size(meanL[:,1]),1]), tf.reshape(meanL[:,1],[4,1])],0)</text:p>
      <text:p text:style-name="P1"/>
      <text:p text:style-name="P1">kk3 = tf.multiply(kk1, kk2)</text:p>
      <text:p text:style-name="P1"/>
      <text:p text:style-name="P1">kk4 = kk3.eval()</text:p>
      <text:p text:style-name="P1"/>
      <text:p text:style-name="P1">a = 5*6</text:p>
      <text:p text:style-name="P1"/>
      <text:p text:style-name="P1">a.eval()</text:p>
      <text:p text:style-name="P1">Traceback (most recent call last):</text:p>
      <text:p text:style-name="P1"/>
      <text:p text:style-name="P1"><text:s text:c="2"/>File "&lt;ipython-input-63-90f91b557aeb&gt;", line 1, in &lt;module&gt;</text:p>
      <text:p text:style-name="P1"><text:s text:c="4"/>a.eval()</text:p>
      <text:p text:style-name="P1"/>
      <text:p text:style-name="P1">AttributeError: 'int' object has no attribute 'eval'</text:p>
      <text:p text:style-name="P1"/>
      <text:p text:style-name="P1"/>
      <text:p text:style-name="P1"/>
      <text:p text:style-name="P1"/>
      <text:p text:style-name="P1">a = tf.multiply(1,tf.constant([[]1,2],[2,3]))</text:p>
      <text:p text:style-name="P1"><text:s text:c="2"/>File "&lt;ipython-input-64-1ebaa176e1de&gt;", line 1</text:p>
      <text:p text:style-name="P1"><text:s text:c="4"/>a = tf.multiply(1,tf.constant([[]1,2],[2,3]))</text:p>
      <text:p text:style-name="P1"><text:s text:c="37"/>^</text:p>
      <text:p text:style-name="P1">SyntaxError: invalid syntax</text:p>
      <text:p text:style-name="P1"/>
      <text:p text:style-name="P1"/>
      <text:p text:style-name="P1"/>
      <text:p text:style-name="P1"/>
      <text:p text:style-name="P1">a = tf.multiply(1,tf.constant([[1,2],[2,3]]))</text:p>
      <text:p text:style-name="P1"/>
      <text:p text:style-name="P1">a.eval()</text:p>
      <text:p text:style-name="P1">Out[66]: </text:p>
      <text:p text:style-name="P1">array([[1, 2],</text:p>
      <text:p text:style-name="P1"><text:s text:c="7"/>[2, 3]], dtype=int32)</text:p>
      <text:p text:style-name="P1"/>
      <text:p text:style-name="P1">a = tf.multiply(5,tf.constant([[1,2],[2,3]]))</text:p>
      <text:p text:style-name="P1"/>
      <text:p text:style-name="P1">a.eval()</text:p>
      <text:p text:style-name="P1">Out[68]: </text:p>
      <text:p text:style-name="P1"><text:soft-page-break/>array([[ 5, 10],</text:p>
      <text:p text:style-name="P1"><text:s text:c="7"/>[10, 15]], dtype=int32)</text:p>
      <text:p text:style-name="P1"/>
      <text:p text:style-name="P1">sess.eval(tf.shape(a))</text:p>
      <text:p text:style-name="P1">Traceback (most recent call last):</text:p>
      <text:p text:style-name="P1"/>
      <text:p text:style-name="P1"><text:s text:c="2"/>File "&lt;ipython-input-69-4032203de1cb&gt;", line 1, in &lt;module&gt;</text:p>
      <text:p text:style-name="P1"><text:s text:c="4"/>sess.eval(tf.shape(a))</text:p>
      <text:p text:style-name="P1"/>
      <text:p text:style-name="P1">AttributeError: 'InteractiveSession' object has no attribute 'eval'</text:p>
      <text:p text:style-name="P1"/>
      <text:p text:style-name="P1"/>
      <text:p text:style-name="P1"/>
      <text:p text:style-name="P1"/>
      <text:p text:style-name="P1">a.shape()</text:p>
      <text:p text:style-name="P1">Traceback (most recent call last):</text:p>
      <text:p text:style-name="P1"/>
      <text:p text:style-name="P1"><text:s text:c="2"/>File "&lt;ipython-input-70-2955bfce3442&gt;", line 1, in &lt;module&gt;</text:p>
      <text:p text:style-name="P1"><text:s text:c="4"/>a.shape()</text:p>
      <text:p text:style-name="P1"/>
      <text:p text:style-name="P1">TypeError: 'TensorShape' object is not callable</text:p>
      <text:p text:style-name="P1"/>
      <text:p text:style-name="P1"/>
      <text:p text:style-name="P1"/>
      <text:p text:style-name="P1"/>
      <text:p text:style-name="P1">tf.shape(a)</text:p>
      <text:p text:style-name="P1">Out[71]: &lt;tf.Tensor 'Shape_1:0' shape=(2,) dtype=int32&gt;</text:p>
      <text:p text:style-name="P1"/>
      <text:p text:style-name="P1">dc = tf.shape(a)</text:p>
      <text:p text:style-name="P1"/>
      <text:p text:style-name="P1">dc.eval()</text:p>
      <text:p text:style-name="P1">Out[73]: array([2, 2], dtype=int32)</text:p>
      <text:p text:style-name="P1"/>
      <text:p text:style-name="P1">dc_col = tf.shape(a)[0,1]</text:p>
      <text:p text:style-name="P1">Traceback (most recent call last):</text:p>
      <text:p text:style-name="P1"/>
      <text:p text:style-name="P1"><text:s text:c="2"/>File "&lt;ipython-input-74-7941a0750e81&gt;", line 1, in &lt;module&gt;</text:p>
      <text:p text:style-name="P1"><text:s text:c="4"/>dc_col = tf.shape(a)[0,1]</text:p>
      <text:p text:style-name="P1"/>
      <text:p text:style-name="P1"><text:s text:c="2"/>File "/home/peng/anaconda3/envs/py35edward/lib/python3.5/site-packages/tensorflow/python/ops/array_ops.py", line 573, in _slice_helper</text:p>
      <text:p text:style-name="P1"><text:s text:c="4"/>name=name)</text:p>
      <text:p text:style-name="P1"/>
      <text:p text:style-name="P1"><text:s text:c="2"/>File "/home/peng/anaconda3/envs/py35edward/lib/python3.5/site-packages/tensorflow/python/ops/array_ops.py", line 737, in strided_slice</text:p>
      <text:p text:style-name="P1"><text:s text:c="4"/>shrink_axis_mask=shrink_axis_mask)</text:p>
      <text:p text:style-name="P1"/>
      <text:p text:style-name="P1"><text:s text:c="2"/>File "/home/peng/anaconda3/envs/py35edward/lib/python3.5/site-packages/tensorflow/python/ops/gen_array_ops.py", line 5501, in strided_slice</text:p>
      <text:p text:style-name="P1"><text:s text:c="4"/>name=name)</text:p>
      <text:p text:style-name="P1"/>
      <text:p text:style-name="P1"><text:soft-page-break/><text:s text:c="2"/>File "/home/peng/anaconda3/envs/py35edward/lib/python3.5/site-packages/tensorflow/python/framework/op_def_library.py", line 787, in _apply_op_helper</text:p>
      <text:p text:style-name="P1"><text:s text:c="4"/>op_def=op_def)</text:p>
      <text:p text:style-name="P1"/>
      <text:p text:style-name="P1"><text:s text:c="2"/>File "/home/peng/anaconda3/envs/py35edward/lib/python3.5/site-packages/tensorflow/python/framework/ops.py", line 3162, in create_op</text:p>
      <text:p text:style-name="P1"><text:s text:c="4"/>compute_device=compute_device)</text:p>
      <text:p text:style-name="P1"/>
      <text:p text:style-name="P1"><text:s text:c="2"/>File "/home/peng/anaconda3/envs/py35edward/lib/python3.5/site-packages/tensorflow/python/framework/ops.py", line 3208, in _create_op_helper</text:p>
      <text:p text:style-name="P1"><text:s text:c="4"/>set_shapes_for_outputs(op)</text:p>
      <text:p text:style-name="P1"/>
      <text:p text:style-name="P1"><text:s text:c="2"/>File "/home/peng/anaconda3/envs/py35edward/lib/python3.5/site-packages/tensorflow/python/framework/ops.py", line 2427, in set_shapes_for_outputs</text:p>
      <text:p text:style-name="P1"><text:s text:c="4"/>return _set_shapes_for_outputs(op)</text:p>
      <text:p text:style-name="P1"/>
      <text:p text:style-name="P1"><text:s text:c="2"/>File "/home/peng/anaconda3/envs/py35edward/lib/python3.5/site-packages/tensorflow/python/framework/ops.py", line 2400, in _set_shapes_for_outputs</text:p>
      <text:p text:style-name="P1"><text:s text:c="4"/>shapes = shape_func(op)</text:p>
      <text:p text:style-name="P1"/>
      <text:p text:style-name="P1"><text:s text:c="2"/>File "/home/peng/anaconda3/envs/py35edward/lib/python3.5/site-packages/tensorflow/python/framework/ops.py", line 2330, in call_with_requiring</text:p>
      <text:p text:style-name="P1"><text:s text:c="4"/>return call_cpp_shape_fn(op, require_shape_fn=True)</text:p>
      <text:p text:style-name="P1"/>
      <text:p text:style-name="P1"><text:s text:c="2"/>File "/home/peng/anaconda3/envs/py35edward/lib/python3.5/site-packages/tensorflow/python/framework/common_shapes.py", line 627, in call_cpp_shape_fn</text:p>
      <text:p text:style-name="P1"><text:s text:c="4"/>require_shape_fn)</text:p>
      <text:p text:style-name="P1"/>
      <text:p text:style-name="P1"><text:s text:c="2"/>File "/home/peng/anaconda3/envs/py35edward/lib/python3.5/site-packages/tensorflow/python/framework/common_shapes.py", line 691, in _call_cpp_shape_fn_impl</text:p>
      <text:p text:style-name="P1"><text:s text:c="4"/>raise ValueError(err.message)</text:p>
      <text:p text:style-name="P1"/>
      <text:p text:style-name="P1">ValueError: Index out of range using input dim 1; input has only 1 dims for 'strided_slice_22' (op: 'StridedSlice') with input shapes: [2], [2], [2], [2] and with computed input tensors: input[3] = &lt;1 1&gt;.</text:p>
      <text:p text:style-name="P1"/>
      <text:p text:style-name="P1"/>
      <text:p text:style-name="P1"/>
      <text:p text:style-name="P1"/>
      <text:p text:style-name="P1">dc_col = tf.shape(a)[0]</text:p>
      <text:p text:style-name="P1"/>
      <text:p text:style-name="P1">dc_col.eval()</text:p>
      <text:p text:style-name="P1">Out[76]: 2</text:p>
      <text:p text:style-name="P1"/>
      <text:p text:style-name="P1">Ksi = np.array([[1, -1]])</text:p>
      <text:p text:style-name="P1"/>
      <text:p text:style-name="P1">Ksi = Ksi.astype(np.float32)</text:p>
      <text:p text:style-name="P1"/>
      <text:p text:style-name="P1">KS = tf.constant([[1,-1]])</text:p>
      <text:p text:style-name="P1"/>
      <text:p text:style-name="P1">KS1 = KS.eval()</text:p>
      <text:p text:style-name="P1"/>
      <text:p text:style-name="P1"><text:soft-page-break/>KS1</text:p>
      <text:p text:style-name="P1">Out[81]: array([[ 1, -1]], dtype=int32)</text:p>
      <text:p text:style-name="P1"/>
      <text:p text:style-name="P1">KS = tf.constant([[1.0,-1.0]])</text:p>
      <text:p text:style-name="P1"/>
      <text:p text:style-name="P1">KS1 = KS.eval()</text:p>
      <text:p text:style-name="P1"/>
      <text:p text:style-name="P1">KS1</text:p>
      <text:p text:style-name="P1">Out[84]: array([[ 1., -1.]], dtype=float32)</text:p>
      <text:p text:style-name="P1"/>
      <text:p text:style-name="P1">s = tf.ones([1,2])</text:p>
      <text:p text:style-name="P1"/>
      <text:p text:style-name="P1">s.eval()</text:p>
      <text:p text:style-name="P1">Out[86]: array([[1., 1.]], dtype=float32)</text:p>
      <text:p text:style-name="P1"/>
      <text:p text:style-name="P1">bb = tf.ones(2)</text:p>
      <text:p text:style-name="P1"/>
      <text:p text:style-name="P1">bb.eval)(</text:p>
      <text:p text:style-name="P1"><text:s text:c="2"/>File "&lt;ipython-input-88-ec46ace88220&gt;", line 1</text:p>
      <text:p text:style-name="P1"><text:s text:c="4"/>bb.eval)(</text:p>
      <text:p text:style-name="P1"><text:s text:c="11"/>^</text:p>
      <text:p text:style-name="P1">SyntaxError: invalid syntax</text:p>
      <text:p text:style-name="P1"/>
      <text:p text:style-name="P1"/>
      <text:p text:style-name="P1"/>
      <text:p text:style-name="P1"/>
      <text:p text:style-name="P1">bb.eval()</text:p>
      <text:p text:style-name="P1">Out[89]: array([1., 1.], dtype=float32)</text:p>
      <text:p text:style-name="P1"/>
      <text:p text:style-name="P1">dd = sess.run(bb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5:30:34.683392048</meta:creation-date>
    <dc:date>2020-01-09T15:31:18.117642678</dc:date>
    <meta:editing-duration>PT43S</meta:editing-duration>
    <meta:editing-cycles>1</meta:editing-cycles>
    <meta:document-statistic meta:table-count="0" meta:image-count="0" meta:object-count="0" meta:page-count="11" meta:paragraph-count="283" meta:word-count="1114" meta:character-count="14607" meta:non-whitespace-character-count="13251"/>
    <meta:generator>LibreOffice/5.1.6.2$Linux_X86_64 LibreOffice_project/10m0$Build-2</meta:generator>
  </office:meta>
</office:document-meta>
</file>